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550*"/>
    </style:style>
    <style:style style:name="Table5.B" style:family="table-column">
      <style:table-column-properties style:column-width="2.778cm" style:rel-column-width="1575*"/>
    </style:style>
    <style:style style:name="Table5.C" style:family="table-column">
      <style:table-column-properties style:column-width="2.923cm" style:rel-column-width="1657*"/>
    </style:style>
    <style:style style:name="Table5.D" style:family="table-column">
      <style:table-column-properties style:column-width="3.401cm" style:rel-column-width="1928*"/>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style:font-name="FreeSerif2"/>
    </style:style>
    <style:style style:name="P5" style:family="paragraph" style:parent-style-name="Footer">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FreeSerif2"/>
    </style:style>
    <style:style style:name="P8" style:family="paragraph" style:parent-style-name="Heading_20_1_20_no_20_number">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itle">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use-window-font-color="true" fo:language="en" fo:country="GB" style:language-asian="zxx" style:country-asian="none" style:language-complex="ar" style:country-complex="SA"/>
    </style:style>
    <style:style style:name="P14"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15" style:family="paragraph" style:parent-style-name="Text_20_body" style:list-style-name=""/>
    <style:style style:name="P16"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17"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18" style:family="paragraph" style:parent-style-name="Text_20_body" style:list-style-name="L3"/>
    <style:style style:name="P19" style:family="paragraph" style:parent-style-name="Text_20_body" style:list-style-name="L30">
      <style:text-properties fo:font-style="normal" style:font-style-asian="normal" style:font-style-complex="normal"/>
    </style:style>
    <style:style style:name="P20" style:family="paragraph" style:parent-style-name="Text_20_body">
      <style:text-properties style:font-name="FreeSerif2" fo:font-size="12pt" style:font-size-asian="12pt" style:font-size-complex="12pt"/>
    </style:style>
    <style:style style:name="P21" style:family="paragraph" style:parent-style-name="Text_20_body" style:list-style-name="L3">
      <style:text-properties style:font-name="FreeSerif2" fo:font-size="12pt" style:font-size-asian="12pt" style:font-size-complex="12pt"/>
    </style:style>
    <style:style style:name="P22" style:family="paragraph" style:parent-style-name="Text_20_body">
      <style:paragraph-properties fo:text-align="start" style:justify-single-word="false"/>
      <style:text-properties style:font-name="FreeSerif2" fo:font-size="12pt" style:font-size-asian="12pt" style:font-size-complex="12pt"/>
    </style:style>
    <style:style style:name="P23"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24" style:family="paragraph" style:parent-style-name="Text_20_body">
      <style:paragraph-properties fo:text-align="start" style:justify-single-word="false"/>
    </style:style>
    <style:style style:name="P25" style:family="paragraph" style:parent-style-name="Text_20_body" style:list-style-name="L22">
      <style:paragraph-properties fo:text-align="start" style:justify-single-word="false"/>
    </style:style>
    <style:style style:name="P26" style:family="paragraph" style:parent-style-name="Text_20_body" style:list-style-name="L23">
      <style:paragraph-properties fo:text-align="start"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list-style-name="L24">
      <style:paragraph-properties fo:text-align="justify" style:justify-single-word="false"/>
    </style:style>
    <style:style style:name="P29" style:family="paragraph" style:parent-style-name="Text_20_body">
      <style:text-properties style:use-window-font-color="true"/>
    </style:style>
    <style:style style:name="P30" style:family="paragraph" style:parent-style-name="Text_20_body">
      <style:text-properties style:use-window-font-color="true" fo:language="en" fo:country="GB" style:language-asian="zxx" style:country-asian="none" style:language-complex="ar" style:country-complex="SA"/>
    </style:style>
    <style:style style:name="P31"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text-properties fo:color="#800000"/>
    </style:style>
    <style:style style:name="P45" style:family="paragraph" style:parent-style-name="Text_20_body">
      <style:text-properties fo:color="#800000" style:font-name="FreeSerif2" fo:font-size="12pt" fo:font-weight="normal"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color="#800000"/>
    </style:style>
    <style:style style:name="P47" style:family="paragraph" style:parent-style-name="Text_20_body" style:list-style-name="L25"/>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text-properties fo:font-style="italic" style:font-style-asian="italic" style:font-style-complex="italic"/>
    </style:style>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paragraph-properties fo:text-align="start" style:justify-single-word="false"/>
      <style:text-properties style:font-name="Courier 10 Pitch" fo:font-size="10pt" style:font-size-asian="10pt" style:font-size-complex="10pt"/>
    </style:style>
    <style:style style:name="P59" style:family="paragraph" style:parent-style-name="Text_20_body" style:list-style-name="L15">
      <style:paragraph-properties fo:margin-left="2.501cm" fo:margin-right="0cm" fo:text-indent="-0.635cm" style:auto-text-indent="false"/>
    </style:style>
    <style:style style:name="P60" style:family="paragraph" style:parent-style-name="Text_20_body" style:list-style-name="L28">
      <style:paragraph-properties fo:margin-left="2.501cm" fo:margin-right="0cm" fo:text-indent="-0.635cm" style:auto-text-indent="false"/>
    </style:style>
    <style:style style:name="P61" style:family="paragraph" style:parent-style-name="Footer">
      <style:paragraph-properties fo:text-align="center" style:justify-single-word="false"/>
    </style:style>
    <style:style style:name="P62" style:family="paragraph" style:parent-style-name="Heading_20_1">
      <style:paragraph-properties fo:text-align="start" style:justify-single-word="false"/>
    </style:style>
    <style:style style:name="P63" style:family="paragraph" style:parent-style-name="Heading_20_1" style:master-page-name="Standard">
      <style:paragraph-properties style:page-number="1"/>
    </style:style>
    <style:style style:name="P64" style:family="paragraph" style:parent-style-name="Heading_20_2">
      <style:text-properties style:font-name="FreeSans1" fo:font-size="14pt" fo:font-weight="bold" style:font-size-asian="14pt" style:font-weight-asian="bold" style:font-size-complex="14pt" style:font-weight-complex="bold"/>
    </style:style>
    <style:style style:name="P65" style:family="paragraph" style:parent-style-name="Heading_20_1_20_no_20_number" style:master-page-name="First_20_Page">
      <style:paragraph-properties style:page-number="auto"/>
    </style:style>
    <style:style style:name="P66" style:family="paragraph" style:parent-style-name="Heading_20_1_20_no_20_number" style:master-page-name="Roman_20_Numbered">
      <style:paragraph-properties style:page-number="auto"/>
    </style:style>
    <style:style style:name="P6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6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0">
      <style:paragraph-properties>
        <style:tab-stops>
          <style:tab-stop style:position="13.6cm" style:type="right" style:leader-style="dotted" style:leader-text="."/>
        </style:tab-stops>
      </style:paragraph-properties>
    </style:style>
    <style:style style:name="P71" style:family="paragraph" style:parent-style-name="Table_20_Contents">
      <style:text-properties fo:font-weight="bold" style:font-weight-asian="bold" style:font-weight-complex="bold"/>
    </style:style>
    <style:style style:name="P72" style:family="paragraph" style:parent-style-name="Table_20_Contents">
      <style:text-properties fo:font-style="italic" style:font-style-asian="italic" style:font-style-complex="italic"/>
    </style:style>
    <style:style style:name="P73" style:family="paragraph" style:parent-style-name="Referenses" style:list-style-name="L2"/>
    <style:style style:name="T1" style:family="text">
      <style:text-properties fo:font-size="12pt" fo:language="en" fo:country="GB"/>
    </style:style>
    <style:style style:name="T2" style:family="text">
      <style:text-properties fo:language="en" fo:country="GB"/>
    </style:style>
    <style:style style:name="T3" style:family="text">
      <style:text-properties fo:language="en" fo:country="GB" style:language-asian="zxx" style:country-asian="none" style:language-complex="ar" style:country-complex="SA"/>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3"/>
    </style:style>
    <style:style style:name="T8" style:family="text">
      <style:text-properties style:use-window-font-color="true"/>
    </style:style>
    <style:style style:name="T9" style:family="text">
      <style:text-properties style:use-window-font-color="true" fo:language="en" fo:country="GB" style:language-asian="zxx" style:country-asian="none" style:language-complex="ar" style:country-complex="SA"/>
    </style:style>
    <style:style style:name="T10"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12"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bold" style:text-blinking="false" fo:background-color="transparent"/>
    </style:style>
    <style:style style:name="T15" style:family="text">
      <style:text-properties fo:font-variant="normal" fo:text-transform="none" fo:color="#000000" style:text-line-through-style="none" fo:font-size="11.25pt" fo:font-style="italic" style:text-underline-style="none" fo:font-weight="normal" style:text-blinking="false" fo:background-color="transparent"/>
    </style:style>
    <style:style style:name="T16" style:family="text">
      <style:text-properties fo:font-variant="normal" fo:text-transform="none" fo:color="#000000" style:text-line-through-style="none" fo:font-style="normal" style:text-underline-style="none" fo:font-weight="normal" style:text-blinking="false" fo:background-color="transparent"/>
    </style:style>
    <style:style style:name="T17" style:family="text">
      <style:text-properties fo:font-variant="normal" fo:text-transform="none" fo:color="#000000" style:text-line-through-style="none" fo:font-style="normal" style:text-underline-style="none" fo:font-weight="bold" style:text-blinking="false" fo:background-color="transparent"/>
    </style:style>
    <style:style style:name="T18" style:family="text">
      <style:text-properties fo:font-variant="normal" fo:text-transform="none" fo:color="#000000" style:text-line-through-style="none" fo:font-style="normal" style:text-underline-style="none" style:text-blinking="false" fo:background-color="transparent"/>
    </style:style>
    <style:style style:name="T19"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20" style:family="text">
      <style:text-properties fo:font-variant="normal" fo:text-transform="none" fo:color="#000000" style:text-line-through-style="none" style:text-underline-style="none" style:text-blinking="false" fo:background-color="transparent"/>
    </style:style>
    <style:style style:name="T21" style:family="text">
      <style:text-properties fo:font-variant="normal" fo:text-transform="none" fo:color="#000000" style:text-line-through-style="none" fo:font-style="italic" style:text-underline-style="none" fo:font-weight="normal" style:text-blinking="false" fo:background-color="transparent"/>
    </style:style>
    <style:style style:name="T22" style:family="text">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T23" style:family="text">
      <style:text-properties fo:font-variant="normal" fo:text-transform="none" fo:color="#000000" style:font-name="Arial1" fo:font-size="11.25pt" fo:font-style="italic" style:text-underline-style="solid" style:text-underline-width="auto" style:text-underline-color="font-color" fo:font-weight="normal" fo:background-color="transparent"/>
    </style:style>
    <style:style style:name="T24" style:family="text">
      <style:text-properties fo:font-variant="normal" fo:text-transform="none" fo:color="#000000" fo:font-size="11.25pt" fo:font-style="normal" style:text-underline-style="solid" style:text-underline-width="auto" style:text-underline-color="font-color" fo:font-weight="normal" fo:background-color="transparent"/>
    </style:style>
    <style:style style:name="T25" style:family="text">
      <style:text-properties fo:font-variant="normal" fo:text-transform="none" fo:color="#000000" fo:font-size="11.25pt" fo:font-style="italic" style:text-underline-style="solid" style:text-underline-width="auto" style:text-underline-color="font-color" fo:font-weight="normal" fo:background-color="transparent"/>
    </style:style>
    <style:style style:name="T26" style:family="text">
      <style:text-properties fo:font-variant="normal" fo:text-transform="none" fo:color="#000000" fo:font-style="normal" style:text-underline-style="solid" style:text-underline-width="auto" style:text-underline-color="font-color" fo:font-weight="normal" fo:background-color="transparent"/>
    </style:style>
    <style:style style:name="T27" style:family="text">
      <style:text-properties fo:font-variant="normal" fo:text-transform="none" fo:color="#000000" fo:font-style="italic" style:text-underline-style="solid" style:text-underline-width="auto" style:text-underline-color="font-color" fo:font-weight="normal" fo:background-color="transparent"/>
    </style:style>
    <style:style style:name="T28" style:family="text">
      <style:text-properties fo:font-variant="normal" fo:text-transform="none" style:text-line-through-style="none" fo:font-style="normal" style:text-underline-style="none" style:text-blinking="false" fo:background-color="transparent"/>
    </style:style>
    <style:style style:name="T2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top="0cm" fo:margin-bottom="0cm" style:vertical-pos="middle" style:vertical-rel="tex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5">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7">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9522</text:word-count> Words inclusive Appendices</text:p>
      <text:p text:style-name="Standard">Date: <text:date style:data-style-name="N84" text:date-value="2012-06-01T15:48:01">2012-06-01</text:date></text:p>
      <text:p text:style-name="Standard"/>
      <text:p text:style-name="Standard"/>
      <text:p text:style-name="P9">Bachelor Thesis</text:p>
      <text:p text:style-name="P11"><text:title>Reliable UDP and Circular DHT implementation for the MediaSense Open-Source Platform</text:title></text:p>
      <text:p text:style-name="P10"><text:reference-ref text:reference-format="text" text:ref-name="Author1">Timo Schröder</text:reference-ref></text:p>
      <text:p text:style-name="P10"><text:reference-ref text:reference-format="text" text:ref-name="Author2">Florian Rüter</text:reference-ref></text:p>
      <text:h text:style-name="P66" text:outline-level="1">Abstract</text:h>
      <text:h text:style-name="P15" text:outline-level="1">...</text:h>
      <text:h text:style-name="P15" text:outline-level="1"><text:span text:style-name="T4">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69">Table of Contents</text:p>
          </text:index-title>
          <text:p text:style-name="P70">Mid Sweden University<text:tab/>1</text:p>
          <text:p text:style-name="P70">Abstract<text:tab/>ii</text:p>
          <text:p text:style-name="P70">Acknowledgements / Foreword<text:tab/>iii</text:p>
          <text:p text:style-name="P70">Terminology / Notation<text:tab/>v</text:p>
          <text:p text:style-name="P68">1<text:tab/>Introduction<text:tab/>1</text:p>
          <text:p text:style-name="P67">1.1<text:tab/>Background<text:tab/>1</text:p>
          <text:p text:style-name="P67">1.2<text:tab/>Overall aim and problem motivation<text:tab/>1</text:p>
          <text:p text:style-name="P67">1.3<text:tab/>Detailed problem statement<text:tab/>2</text:p>
          <text:p text:style-name="P67">1.4<text:tab/>Scope<text:tab/>2</text:p>
          <text:p text:style-name="P67">1.5<text:tab/>Outline<text:tab/>2</text:p>
          <text:p text:style-name="P67">1.6<text:tab/>Contributions<text:tab/>3</text:p>
          <text:p text:style-name="P68">2<text:tab/>Theory<text:tab/>4</text:p>
          <text:p text:style-name="P67">2.1<text:tab/>Definition of terms and abbreviations<text:tab/>4</text:p>
          <text:p text:style-name="P67">2.2<text:tab/>Peer to peer<text:tab/>4</text:p>
          <text:p text:style-name="P67">2.3<text:tab/>References and source references <text:tab/>5</text:p>
          <text:p text:style-name="P67">2.4<text:tab/>Automatically numbered source references <text:tab/>6</text:p>
          <text:p text:style-name="P67">2.5<text:tab/>Illustrations<text:tab/>6</text:p>
          <text:p text:style-name="P67">2.6<text:tab/>Mathematical formulas<text:tab/>8</text:p>
          <text:p text:style-name="P68">3<text:tab/>Methodology / Model<text:tab/>9</text:p>
          <text:p text:style-name="P68">4<text:tab/>Design / Implementation<text:tab/>10</text:p>
          <text:p text:style-name="P68">5<text:tab/>Results<text:tab/>12</text:p>
          <text:p text:style-name="P68">6<text:tab/>Conclusions / Discussion<text:tab/>13</text:p>
          <text:p text:style-name="P70">References<text:tab/>14</text:p>
          <text:p text:style-name="P70">Appendix A: Documentation of own developed program code<text:tab/>16</text:p>
          <text:p text:style-name="P67"><text:tab/>Example of Appendix subheading<text:tab/>16</text:p>
        </text:index-body>
      </text:table-of-content>
      <text:h text:style-name="Heading_20_1_20_no_20_number" text:outline-level="1">Terminology / Notation</text:h>
      <text:h text:style-name="P15"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table-cell table:style-name="Table1.A1" table:number-columns-spanned="2" office:value-type="string">
            <text:h text:style-name="P16" text:outline-level="1">Acronyms/<text:span text:style-name="T2">Abbreviations</text:span></text:h>
          </table:table-cell>
          <table:covered-table-cell/>
        </table:table-row>
        <table:table-row>
          <table:table-cell table:style-name="Table1.A3" office:value-type="string">
            <text:p text:style-name="Text_20_body">ACK</text:p>
          </table:table-cell>
          <table:table-cell table:style-name="Table1.B3" office:value-type="string">
            <text:p text:style-name="P7"><text:span text:style-name="T1">Acknowledge. Verification of a correctly transferred message</text:span> </text:p>
          </table:table-cell>
        </table:table-row>
        <table:table-row>
          <table:table-cell table:style-name="Table1.A3" office:value-type="string">
            <text:p text:style-name="Table_20_Contents">AWGN</text:p>
          </table:table-cell>
          <table:table-cell table:style-name="Table1.B3" office:value-type="string">
            <text:p text:style-name="P4">Additive White Gaussian Noise.</text:p>
          </table:table-cell>
        </table:table-row>
      </table:table>
      <text:h text:style-name="P15" text:outline-level="1"/>
      <table:table table:name="Table2" table:style-name="Table2">
        <table:table-column table:style-name="Table2.A"/>
        <table:table-column table:style-name="Table2.B"/>
        <table:table-row>
          <table:table-cell table:style-name="Table2.A1" table:number-columns-spanned="2" office:value-type="string">
            <text:h text:style-name="P17" text:outline-level="1">Mathematical notation</text:h>
          </table:table-cell>
          <table:covered-table-cell/>
        </table:table-row>
        <table:table-row>
          <table:table-cell table:style-name="Table2.A3" office:value-type="string">
            <text:p text:style-name="Text_20_body"><draw:frame draw:style-name="fr7"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7">CRC generator polynomial</text:p>
          </table:table-cell>
        </table:table-row>
        <table:table-row>
          <table:table-cell table:style-name="Table2.A3" office:value-type="string">
            <text:p text:style-name="Table_20_Contents"><draw:frame draw:style-name="fr7"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4">Degree of Inter-symbol-interference.</text:p>
          </table:table-cell>
        </table:table-row>
      </table:table>
      <text:h text:style-name="P15" text:outline-level="1"/>
      <text:h text:style-name="P63" text:outline-level="1">Introduction</text:h>
      <text:p text:style-name="P20"><text:bookmark text:name="internal-source-marker_0.30145916804138284"/><text:span text:style-name="T16">This work is the final thesis for the programme European Computer Science Studies at Hochschule Osnabrück created during exchange studies at the Mid Sweden University in Sundsvall.</text:span></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u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soft-page-break/>Detailed problem statement</text:h>
      <text:p text:style-name="Text_20_body"><text:bookmark text:name="internal-source-marker_0.301459168041382841"/>To have verifiable goals 8 milestones are defined that are used throughout the development process and this report.</text:p>
      <text:list xml:id="list1133787234" text:style-name="L3">
        <text:list-item>
          <text:p text:style-name="P18">Develop a simulation environment, using the same Application Programming Interface (API) as MediaSense, that allows the parallel running of multiple DHT clients</text:p>
        </text:list-item>
        <text:list-item>
          <text:p text:style-name="P18">Implement a circular Distributed Hash Table (DHT) based on Chord running inside the simulation environment that enables register and resolve operations executed in O(Log(n)) time</text:p>
        </text:list-item>
        <text:list-item>
          <text:p text:style-name="P18">Evaluate the performance of the DHT in terms of self healing capability and network usage</text:p>
        </text:list-item>
        <text:list-item>
          <text:p text:style-name="P18">Transfer the DHT solution into the MediaSense platform</text:p>
        </text:list-item>
        <text:list-item>
          <text:p text:style-name="P18">Develop a simulation environment, using the same API as MediaSense, able to host two clients communicating over an exchangeable protocol</text:p>
        </text:list-item>
        <text:list-item>
          <text:p text:style-name="P18">Develop a reliable packet-based communication protocol (RUDP) based on Berkely sockets (BSD sockets)</text:p>
        </text:list-item>
        <text:list-item>
          <text:p text:style-name="P18">Compare RUDP to TCP in terms of speed and reliability</text:p>
        </text:list-item>
        <text:list-item>
          <text:p text:style-name="P21"><text:span text:style-name="T16">Transfer the RUDP solution into MediaSense platform</text:span></text:p>
        </text:list-item>
      </text:list>
      <text:h text:style-name="Heading_20_2" text:outline-level="2">Scope</text:h>
      <text:p text:style-name="P20"><text:bookmark text:name="internal-source-marker_0.301459168041382842"/><text:span text:style-name="T16">The DHT implementation is focused on handling client joins, leaves and fails while remaining the DHT health. For the RUDP implementation the thesis focuses on</text:span></text:p>
      <text:p text:style-name="P20"><text:span text:style-name="T16"><text:s/>[TODO]</text:span></text:p>
      <text:p text:style-name="P20"><text:span text:style-name="T16">This thesis does not focus on counteractive measure regarding security issues like network attacks and data encryption for both, DHT and RUDP. </text:span></text:p>
      <text:p text:style-name="Text_20_body"><text:span text:style-name="T19">A further requirement to this thesis work is that the code is free of external licensing. For that reason both parts will be created from scratch.</text:span></text:p>
      <text:h text:style-name="P64" text:outline-level="2"><text:soft-page-break/><text:span text:style-name="T18">Ethics etc</text:span></text:h>
      <text:p text:style-name="P45"><text:span text:style-name="T28">State the problems issues</text:span></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2"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P46">Paragraph about IOT</text:p>
      <text:p text:style-name="P46">Paragraph about MediaSense</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p>
      <text:p text:style-name="P12"><draw:frame draw:style-name="fr1" draw:name="Frame1" text:anchor-type="as-char" svg:width="6.403cm" draw:z-index="2"><draw:text-box fo:min-height="5.398cm"><text:p text:style-name="Figure"><draw:frame draw:style-name="fr3" draw:name="graphics1" text:anchor-type="paragraph" svg:x="0cm" svg:y="0.168cm" svg:width="6.537cm" style:rel-width="102%" svg:height="5.443cm" style:rel-height="scale" draw:z-index="3"><draw:image xlink:href="https://lh6.googleusercontent.com/jXyP-wDRpQD1Ydtj2sniwS10byn6xY1XU1Wy9n0CSL_W-RqO1w_usy6WIIsMWWgu_MU49pgbNmdWZAdeE8a4hVKauZX9V8u5Xnc9KwMwYto_s5klItU" xlink:type="simple" xlink:show="embed" xlink:actuate="onLoad"/></draw:frame>Figure <text:sequence text:ref-name="refFigure1" text:name="Figure" text:formula="ooow:Figure+1" style:num-format="1">1</text:sequence>: Client-Server model</text:p></draw:text-box></draw:frame><draw:frame draw:style-name="fr1" draw:name="Frame2" text:anchor-type="as-char" svg:width="6.694cm" draw:z-index="4"><draw:text-box fo:min-height="5.636cm"><text:p text:style-name="Figure"><draw:frame draw:style-name="fr3" draw:name="graphics2" text:anchor-type="paragraph" svg:x="0.004cm" svg:y="0.344cm" svg:width="6.428cm" style:rel-width="96%" svg:height="5.445cm" style:rel-height="scale" draw:z-index="5"><draw:image xlink:href="https://lh6.googleusercontent.com/L5GolTHh5c5b8ZKhY2HQIXcfuaGdEnj0NtrzQsWaTfx1K0cAqpJwmqImyJLEiJ522CpoDLYNq3p4ONRH5sOa8xYpasAWOZu7rtz4775u7SuoAa9-E0o" xlink:type="simple" xlink:show="embed" xlink:actuate="onLoad"/></draw:frame>Figure <text:sequence text:ref-name="refFigure2"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text:p>
      <text:h text:style-name="Heading_20_3" text:outline-level="3"><text:bookmark text:name="internal-source-marker_0.301459168041382845"/><text:soft-page-break/>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1878_1373209633">[1]</text:bookmark-ref>. </text:p>
      <text:p text:style-name="Text_20_body">P2P networks can further be divided in structured and unstructured systems. Structured systems organize their peers and resources with specific algorithms typically using distributed-hash-tables (DHT) see XX. Whereas unstructured systems do not use any structure in their overlay networks.</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text:p>
      <text:p text:style-name="Text_20_body">Another advantage of P2P networks is, that all available resources are getting more when more clients join the network, while in client-server networks the available resources per client are getting less, because all clients have to  share the resources from the server.</text:p>
      <text:p text:style-name="P20"><text:span text:style-name="T16">On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ext:bookmark-ref text:reference-format="number" text:ref-name="__RefNumPara__795_1861087273">[2]</text:bookmark-ref>. The function should also produce values that are uniformly spread over the possible range of hash values to reduce hash collisions. A collision occurs when two different input keys produce the same output.</text:p>
      <text:p text:style-name="Text_20_body"><text:soft-page-break/>An important property of a hash function is the output length, specified in bits. A function with n bits output length produces hash values in the range of 0 - 2^n - 1 and the amount of possible values is 2^n <text:bookmark-ref text:reference-format="number" text:ref-name="__RefNumPara__797_1861087273">[3]</text:bookmark-ref>.</text:p>
      <text:h text:style-name="Heading_20_3" text:outline-level="3">Hash table</text:h>
      <text:p text:style-name="P6">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text:p>
      <text:p text:style-name="P6">The hash-table used in this project does not use advanced collision handling techniques, so they are not described in this document.</text:p>
      <text:h text:style-name="Heading_20_3" text:outline-level="3">Distributed Hash Table</text:h>
      <text:p text:style-name="P6">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text:p>
      <text:p text:style-name="P6">To partition the DHT, each node must have a unique identification key from the hash space that is either random or derived from unique data.</text:p>
      <text:p text:style-name="P6">Every node of a DHT can store and retrieve values in the DHT and must be able to handle requests when the requested key is in the own space of responsibility. The DHT nodes have to be connected to each other in some way to be able to interchange requests. There are many different possibilities to split up the hash space in smaller parts, as CAN, Tapestry, Pastry, Chord and others <text:bookmark-ref text:reference-format="number" text:ref-name="__RefNumPara__800_1861087273">[4]</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30">The Chord lookup protocol arranges its participating nodes in a circle with a maximum number of nodes limited by the amount of possible values of the used hash-function.</text:p>
      <text:p text:style-name="P30">Each node is responsible for all hash values between its own key and the key of its successor minus one: [id, id_successor)</text:p>
      <text:p text:style-name="P30"><text:soft-page-break/>As nodes enter, leave or fail, the range of responsibility changes continuously and key-value pairs have to be shifted to keep the DHT valid.</text:p>
      <text:p text:style-name="P30">To be able to forward requests, and to know the responsible range of hashes each node must at least know its successor node. In this case a message between two random nodes will take <draw:frame draw:style-name="fr8" draw:name="Object3" text:anchor-type="as-char" svg:width="0.817cm" svg:height="0.467cm" draw:z-index="6"><draw:object xlink:href="./Object 3" xlink:type="simple" xlink:show="embed" xlink:actuate="onLoad"/><draw:image xlink:href="./ObjectReplacements/Object 3" xlink:type="simple" xlink:show="embed" xlink:actuate="onLoad"/></draw:frame> steps on average, because every node can only forward it to its successor and the average traversal distance is half the circle. This means that effort to find a position increases linearly with the size of the DHT. The effort can be expressed as <draw:frame draw:style-name="fr8" draw:name="Object4" text:anchor-type="as-char" svg:width="1.087cm" svg:height="0.508cm" draw:z-index="7"><draw:object xlink:href="./Object 4" xlink:type="simple" xlink:show="embed" xlink:actuate="onLoad"/><draw:image xlink:href="./ObjectReplacements/Object 4" xlink:type="simple" xlink:show="embed" xlink:actuate="onLoad"/></draw:frame>. To reduce the effort a finger table is used that is explained in chapter <text:bookmark-ref text:reference-format="chapter" text:ref-name="__RefNumPara__879_1861087273">Error: Reference source not found</text:bookmark-ref>.</text:p>
      <text:p text:style-name="P13"><draw:frame draw:style-name="fr1" draw:name="Frame3" text:anchor-type="as-char" svg:width="13.601cm" draw:z-index="8"><draw:text-box fo:min-height="10.315cm"><text:p text:style-name="Figure"><draw:frame draw:style-name="fr4" draw:name="graphics3" text:anchor-type="paragraph" svg:x="0.004cm" svg:y="0.002cm" svg:width="13.601cm" style:rel-width="100%" svg:height="10.315cm" style:rel-height="scale" draw:z-index="9"><draw:image xlink:href="https://lh4.googleusercontent.com/_NL5SBhr74A7vuxbU1A1hHXAs2c9CDIVzoTi6o9LkxXIJO82g_QcU2CbgOQH9JJp1IOVfVhf11Jj1YsZtQ1vWW_6uVDs_gqE7NTIT6wxpGLMC4GxuAE" xlink:type="simple" xlink:show="embed" xlink:actuate="onLoad"/></draw:frame>Figure <text:sequence text:ref-name="refFigure0" text:name="Figure" text:formula="ooow:Figure+1" style:num-format="1">3</text:sequence>: Chord example with 16nodes showing the finger table of node "1"</text:p></draw:text-box></draw:frame><text:bookmark text:name="internal-source-marker_0.3014591680413828411"/></text:p>
      <text:p text:style-name="Text_20_body"><text:span text:style-name="T9">Each node in a chord DHT contains a list of known other nodes of the DHT. This list is also referred to as finger table. The finger table speeds up the query process. The definition of Chord </text:span><text:span text:style-name="T9"><text:bookmark-ref text:reference-format="number" text:ref-name="__RefNumPara__962_1861087273">[5]</text:bookmark-ref></text:span><text:span text:style-name="T9"> requires the finger table to point to the succeeding nodes of the hash value calculated with the following formula: </text:span></text:p>
      <text:p text:style-name="P29"><text:span text:style-name="T3"><draw:frame draw:style-name="fr2" draw:name="Frame4" text:anchor-type="as-char" svg:width="4.484cm" draw:z-index="10"><draw:text-box fo:min-height="1.815cm"><text:p text:style-name="Formula"><draw:frame draw:style-name="fr9" draw:name="Object5" text:anchor-type="paragraph" svg:y="0.002cm" svg:width="3.498cm" style:rel-width="100%" svg:height="0.508cm" style:rel-height="scale" draw:z-index="11"><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text:s/>Finger entry</text:p></draw:text-box></draw:frame></text:span></text:p>
      <text:p text:style-name="P20"><text:soft-page-break/><text:span text:style-name="T16">where n is the key of the node, i is the finger table entry and m is the size of the hash-value.</text:span></text:p>
      <text:p text:style-name="Text_20_body"><text:span text:style-name="T8">This means that a node can have up to n finger entries (where m is the maximum value of the hash function). Using this method the effort to find a position is at maximum </text:span><text:span text:style-name="T8"><draw:frame draw:style-name="fr8" draw:name="Object6" text:anchor-type="as-char" svg:width="2.281cm" svg:height="0.508cm" draw:z-index="12"><draw:object xlink:href="./Object 6" xlink:type="simple" xlink:show="embed" xlink:actuate="onLoad"/><draw:image xlink:href="./ObjectReplacements/Object 6" xlink:type="simple" xlink:show="embed" xlink:actuate="onLoad"/></draw:frame></text:span><text:span text:style-name="T8"> because after every step the distance is decreased to the half </text:span><text:span text:style-name="T8"><text:bookmark-ref text:reference-format="number" text:ref-name="__RefNumPara__962_1861087273">[5]</text:bookmark-ref></text:span><text:span text:style-name="T8">.</text:span></text:p>
      <text:p text:style-name="Text_20_body"><text:span text:style-name="T8">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This is described in Section XX (Repair) more in detail.</text:span></text:p>
      <text:p text:style-name="Text_20_body">A joining node has to do the following steps to safely enter the DHT:</text:p>
      <text:list xml:id="list1116425085" text:style-name="L6">
        <text:list-item>
          <text:p text:style-name="P32">query the position it is supposed to be</text:p>
        </text:list-item>
        <text:list-item>
          <text:p text:style-name="P32">ask the predecessor of that position to update its successor to that of the new node and</text:p>
        </text:list-item>
        <text:list-item>
          <text:p text:style-name="P32">ask the predecessor for its last successor which becomes the new successor of the new node</text:p>
        </text:list-item>
        <text:list-item>
          <text:p text:style-name="P32">the preceding node has to register the key-value pairs, it is no longer responsible for, to the new node</text:p>
        </text:list-item>
        <text:list-item>
          <text:p text:style-name="P32">start a finger table update process at the new node</text:p>
        </text:list-item>
      </text:list>
      <text:p text:style-name="Text_20_body">A node that wants to leave the DHT regularly has to do the following steps:</text:p>
      <text:list xml:id="list1395378010" text:style-name="L7">
        <text:list-item>
          <text:p text:style-name="P33">register all of its key-value pairs to the predecessor</text:p>
        </text:list-item>
        <text:list-item>
          <text:p text:style-name="P33">send the succeeding node to the predecessor so that this node can form a circle again</text:p>
        </text:list-item>
      </text:list>
      <text:p text:style-name="Text_20_body">Every node should do checking and repairing to keep the DHT functional and stable. This can be but is not limited to the following list:</text:p>
      <text:list xml:id="list1552872528" text:style-name="L9">
        <text:list-item>
          <text:p text:style-name="P34"><text:soft-page-break/>ask for the predecessor of the succeeding node and check if it is the asking node</text:p>
        </text:list-item>
        <text:list-item>
          <text:p text:style-name="P34">regularly update the finger table entries to keep the query time at <draw:frame draw:style-name="fr8" draw:name="Object7" text:anchor-type="as-char" svg:width="2.185cm" svg:height="0.508cm" draw:z-index="13"><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As explained earlier in the finger table chapter this takes O(log2(n)) steps if the finger tables of all involved nodes are correct.</text:p>
      <text:p text:style-name="Text_20_body">Chord itself does not specify a method for broadcasting. But in <text:bookmark-ref text:reference-format="number" text:ref-name="__RefNumPara__976_1861087273">[6]</text:bookmark-ref> an efficient approach is demonstrated.</text:p>
      <text:p text:style-name="Text_20_body">A node that wants to initiate a broadcas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text:p>
      <text:p text:style-name="Text_20_body">To avoid redundancy the broadcast message contains a limit value that defines the upper key in the DHT to which the broadcast shall be forwarded to. The lower limit is the node itself.</text:p>
      <text:p text:style-name="Text_20_body">Assumed that Node 0 in figure XX wants to initiate a broadcast the range is the whole circle from his key to his key minus one. The first step is that Node 0 then sends messages with the following limits to its fingers:</text:p>
      <text:list xml:id="list410509894" text:style-name="L10">
        <text:list-item>
          <text:p text:style-name="P35">Node 1: [1,2) - covering one 16th of the DHT</text:p>
        </text:list-item>
        <text:list-item>
          <text:p text:style-name="P35">Node 2: [2,4) - covering one 8th of the DHT</text:p>
        </text:list-item>
        <text:list-item>
          <text:p text:style-name="P35">Node 4: [4,8) - covering one 4th of the DHT</text:p>
        </text:list-item>
        <text:list-item>
          <text:p text:style-name="P35">Node 8: [8,0) - covering one half of the DHT</text:p>
        </text:list-item>
      </text:list>
      <text:p text:style-name="Text_20_body">The receiving nodes forward the message to all fingers that are in the range of their own key and the received limit, without changing the limit. See figure XX <text:soft-page-break/>for visualization of the message propagation in several steps and figure XX for the corresponding tree structure.</text:p>
      <text:p text:style-name="Standard"><draw:frame draw:style-name="fr5" draw:name="graphics4" text:anchor-type="as-char" svg:width="6.96cm" svg:height="5.08cm" draw:z-index="14"><draw:image xlink:href="https://lh4.googleusercontent.com/yLBk8FqZMJ2dykI18k_T0qjMTkhc0t7kxLzY1ON9abgPg_1muS_gQEX5AvZ8nNSWE7Knwd0tyB6KPVkDkN2EurnZcbmXLLrI3aEAR97PGtx9OxuqqdM" xlink:type="simple" xlink:show="embed" xlink:actuate="onLoad"/></draw:frame><draw:frame draw:style-name="fr6" draw:name="graphics5" text:anchor-type="as-char" svg:width="6.588cm" svg:height="5.045cm" draw:z-index="15"><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20"/><text:bookmark text:name="internal-source-marker_0.3014591680413828419"/></text:p>
      <text:p text:style-name="Standard"><draw:frame draw:style-name="fr1" draw:name="Frame5" text:anchor-type="as-char" svg:width="13.548cm" draw:z-index="16"><draw:text-box fo:min-height="1.102cm"><text:p text:style-name="Figure"><draw:frame draw:style-name="fr4" draw:name="graphics6" text:anchor-type="paragraph" svg:x="0.004cm" svg:y="0.002cm" svg:width="13.548cm" style:rel-width="100%" svg:height="1.102cm" style:rel-height="scale" draw:z-index="17"><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6]</text:bookmark-ref>.</text:p>
      <text:h text:style-name="Heading_20_2" text:outline-level="2">Network data transmission</text:h>
      <text:p text:style-name="Text_20_body">Typically network connections protocols are put in 2 categories which are <text:span text:style-name="T4">packet oriented</text:span> and <text:span text:style-name="T4">connection oriented</text:span>. </text:p>
      <text:p text:style-name="Text_20_body">The <text:span text:style-name="T4">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text:p>
      <text:p text:style-name="Text_20_body">The User Datagram Protocol (UDP) is one famous packet oriented data transmission protocol.</text:p>
      <text:p text:style-name="Text_20_body">A <text:span text:style-name="T4">connection oriented</text:span> protocol does not handle data as separate packets but as a continuous stream of bytes. To enable this, some arrangements have to be taken to overcome data reordering, <text:s/>corruption, and loss of data.</text:p>
      <text:p text:style-name="Text_20_body"><text:soft-page-break/>Usually a <text:span text:style-name="T4">connection oriented</text:span> connection can be split into 3 stages:</text:p>
      <text:list xml:id="list88048641" text:style-name="L12">
        <text:list-item>
          <text:p text:style-name="P36">Connection establishment - The sender contacts the receiver and tries to setup connection parameters and synchronisation. If the receiver agrees a virtual link is established between both.</text:p>
        </text:list-item>
        <text:list-item>
          <text:p text:style-name="P36">Data transmission - Both sides can send and receive data during this phase.</text:p>
        </text:list-item>
        <text:list-item>
          <text:p text:style-name="P36">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text:p>
      <text:p text:style-name="Text_20_body">The precision to detect one or more errors depends on the length of the calculated CRC value. Assuming the CRC value consists of n bits the probability to detect an error is<draw:frame draw:style-name="fr8" draw:name="Object8" text:anchor-type="as-char" svg:width="1.431cm" svg:height="0.559cm" draw:z-index="18"><draw:object xlink:href="./Object 8" xlink:type="simple" xlink:show="embed" xlink:actuate="onLoad"/><draw:image xlink:href="./ObjectReplacements/Object 8" xlink:type="simple" xlink:show="embed" xlink:actuate="onLoad"/></draw:frame>and the probability to not detect an error is<draw:frame draw:style-name="fr8" draw:name="Object9" text:anchor-type="as-char" svg:width="1.245cm" svg:height="0.559cm" draw:z-index="19"><draw:object xlink:href="./Object 9" xlink:type="simple" xlink:show="embed" xlink:actuate="onLoad"/><draw:image xlink:href="./ObjectReplacements/Object 9" xlink:type="simple" xlink:show="embed" xlink:actuate="onLoad"/></draw:frame>.</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text:p>
      <text:p text:style-name="Text_20_body"><text:soft-page-break/>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text:p>
      <text:p text:style-name="Text_20_body">TODO insert window graphic here instead</text:p>
      <text:h text:style-name="Heading_20_3" text:outline-level="3">Reliable UDP</text:h>
      <text:p text:style-name="P44">Example, reference, etc</text:p>
      <text:h text:style-name="Heading_20_1" text:outline-level="1">Methodology / Model</text:h>
      <text:p text:style-name="P31">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31">All the development is done using the Eclipse <text:bookmark-ref text:reference-format="number" text:ref-name="__RefNumPara__1239_1861087273">[8]</text:bookmark-ref> Integrated Development Environment (IDE) and all project related content will be shared over a Git repository <text:bookmark-ref text:reference-format="number" text:ref-name="__RefNumPara__1880_1373209633">[10]</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84886111" text:style-name="L13">
        <text:list-item>
          <text:p text:style-name="P37">Allow clients to join the network</text:p>
        </text:list-item>
        <text:list-item>
          <text:p text:style-name="P37">Allow clients to leave the network</text:p>
        </text:list-item>
        <text:list-item>
          <text:p text:style-name="P37">Simulate network connection delays and failures</text:p>
        </text:list-item>
        <text:list-item>
          <text:p text:style-name="P37">Regularly record client and DHT properties for statistical evaluation</text:p>
        </text:list-item>
        <text:list-item>
          <text:p text:style-name="P37">Monitor messages exchanged between clients</text:p>
        </text:list-item>
        <text:list-item>
          <text:p text:style-name="P37">Allow listing of detailed client information like finger-table, successor, predecessor, internal state etc.</text:p>
        </text:list-item>
        <text:list-item>
          <text:p text:style-name="P37">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text:s/>each DHT client should have:</text:p>
      <text:list xml:id="list449831189" text:style-name="L14">
        <text:list-item>
          <text:p text:style-name="P38">Insert a joining node as the new successor if the clients address is between the current clients and successors address</text:p>
        </text:list-item>
        <text:list-item>
          <text:p text:style-name="P38">Forward queries to the client in the finger-table whose address is closest to the destination address</text:p>
        </text:list-item>
        <text:list-item>
          <text:p text:style-name="P38">Maintain a list of fingers to other clients in the DHT. The address of clients in question is described in chapter XX in detail</text:p>
        </text:list-item>
        <text:list-item>
          <text:p text:style-name="P38">Detect and handle unreachable clients</text:p>
        </text:list-item>
        <text:list-item>
          <text:p text:style-name="P38">Execute self-checks regularly and correct wrong links if necessary</text:p>
        </text:list-item>
        <text:list-item>
          <text:p text:style-name="P38">Initiate and forward broadcast messages</text:p>
        </text:list-item>
      </text:list>
      <text:p text:style-name="Text_20_body">Generally each query to a client that is participant of a DHT should return an answer.</text:p>
      <text:h text:style-name="Heading_20_2" text:outline-level="2">Evaluate the performance of the DHT</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1532214932" text:style-name="L15">
        <text:list-item>
          <text:p text:style-name="P39">Measure the health of the DHT in the following situations</text:p>
        </text:list-item>
        <text:list-item>
          <text:p text:style-name="P59">N nodes joining</text:p>
        </text:list-item>
        <text:list-item>
          <text:p text:style-name="P59">N nodes leaving</text:p>
        </text:list-item>
        <text:list-item>
          <text:p text:style-name="P59">N nodes failing</text:p>
        </text:list-item>
        <text:list-item>
          <text:p text:style-name="P39">Measure average transmitted data per node in the following situations</text:p>
        </text:list-item>
        <text:list-item>
          <text:p text:style-name="P59"><text:soft-page-break/>N nodes joining</text:p>
        </text:list-item>
        <text:list-item>
          <text:p text:style-name="P59">N nodes leaving</text:p>
        </text:list-item>
        <text:list-item>
          <text:p text:style-name="P59">N nodes failing</text:p>
        </text:list-item>
        <text:list-item>
          <text:p text:style-name="P59">Idle DHT with N nodes</text:p>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276356593" text:style-name="L18">
        <text:list-item>
          <text:p text:style-name="P40">Host two MediaSense communication instances</text:p>
        </text:list-item>
        <text:list-item>
          <text:p text:style-name="P40">The first instance should be used to send data and the second to receive data</text:p>
        </text:list-item>
        <text:list-item>
          <text:p text:style-name="P40">Check the transmitted data for errors</text:p>
        </text:list-item>
        <text:list-item>
          <text:p text:style-name="P40">Record statistical data during data transmission</text:p>
        </text:list-item>
        <text:list-item>
          <text:p text:style-name="P40">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701294115" text:style-name="L19">
        <text:list-item>
          <text:p text:style-name="P41"><text:soft-page-break/>Connectionless (no connection establishment and disestablishment needed)</text:p>
        </text:list-item>
        <text:list-item>
          <text:p text:style-name="P41">Detect and request the re-sending of corrupted and lost packets</text:p>
        </text:list-item>
        <text:list-item>
          <text:p text:style-name="P41">Detect and drop duplicate packets</text:p>
        </text:list-item>
        <text:list-item>
          <text:p text:style-name="P41">Reorder disordered packets if possible;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2030943912" text:style-name="L20">
        <text:list-item>
          <text:p text:style-name="P42">transmission speed in error free environment</text:p>
        </text:list-item>
        <text:list-item>
          <text:p text:style-name="P42">transmission speed in erroneous environments</text:p>
        </text:list-item>
        <text:list-item>
          <text:p text:style-name="P42">transmission overhead</text:p>
        </text:list-item>
        <text:list-item>
          <text:p text:style-name="P42">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31">This chapter describes the implementation process of the goals defined in chapter XX. Figure XX illustrates this process. A sub-chapter to each defined goal describes detailed the important points.</text:p>
      <text:p text:style-name="P14"><draw:frame draw:style-name="fr1" draw:name="Frame6" text:anchor-type="as-char" svg:width="13.575cm" draw:z-index="20"><draw:text-box fo:min-height="8.578cm"><text:p text:style-name="Figure"><draw:frame draw:style-name="fr4" draw:name="graphics7" text:anchor-type="paragraph" svg:x="0.004cm" svg:y="0.002cm" svg:width="13.575cm" style:rel-width="100%" svg:height="8.578cm" style:rel-height="scale" draw:z-index="21"><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an other goal defined in XX is to integrate the developed DHT solution to the MediaSense framework, the simulation environment is build upon the same interfaces as the framework uses. Figure XX shows a rough class diagramm about how the simulation environment is structured.</text:p>
      <text:p text:style-name="Standard"><text:soft-page-break/><draw:frame draw:style-name="fr1" draw:name="Frame7" text:anchor-type="as-char" svg:width="13.548cm" draw:z-index="22"><draw:text-box fo:min-height="12.178cm"><text:p text:style-name="Figure"><draw:frame draw:style-name="fr4" draw:name="graphics8" text:anchor-type="paragraph" svg:x="0.004cm" svg:y="0.002cm" svg:width="13.548cm" style:rel-width="100%" svg:height="12.178cm" style:rel-height="scale" draw:z-index="23"><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p text:style-name="Standard"/>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re-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XX.</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265522900" text:style-name="L21">
        <text:list-item>
          <text:p text:style-name="P43">Joining, leaving and disappearing nodes</text:p>
        </text:list-item>
        <text:list-item>
          <text:p text:style-name="P43">All messages forwarded by the network.</text:p>
        </text:list-item>
        <text:list-item>
          <text:p text:style-name="P43">Keep-alive initiations</text:p>
        </text:list-item>
        <text:list-item>
          <text:p text:style-name="P43">Finger changes</text:p>
        </text:list-item>
      </text:list>
      <text:h text:style-name="Heading_20_2" text:outline-level="2"><text:soft-page-break/>Implementation of a circular DHT based on Chord</text:h>
      <text:p text:style-name="Text_20_body">Figure XX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24"><draw:text-box fo:min-height="9.922cm"><text:p text:style-name="Figure"><draw:frame draw:style-name="fr4" draw:name="graphics9" text:anchor-type="paragraph" svg:x="0.004cm" svg:y="0.002cm" svg:width="13.522cm" style:rel-width="100%" svg:height="9.922cm" style:rel-height="scale" draw:z-index="25"><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XX.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1661559486" text:style-name="L22">
        <text:list-item>
          <text:p text:style-name="P25">REGISTER_RESPONSE - Response from a node that register a key-value pair that it is responsible for to the initiating node</text:p>
        </text:list-item>
        <text:list-item>
          <text:p text:style-name="P25">RESOLVE_RESPONSE – Response from a node that knows the location of a registered sensor to the queried key</text:p>
        </text:list-item>
        <text:list-item>
          <text:p text:style-name="P25">JOIN_RESPONSE - Response from the predecessor of a new joining node that the new node can enter the DHT directly after the predecessor</text:p>
        </text:list-item>
        <text:list-item>
          <text:p text:style-name="P25">JOIN_ACK - Acknowledge that a new joining node has accepted the response and accepted the predecessors former successor is its new successor</text:p>
        </text:list-item>
        <text:list-item>
          <text:p text:style-name="P25">JOIN_FINALIZE - Last message in the 3-way handshake to join the DHT that informs the joining node to consider itself to be regularly connected</text:p>
        </text:list-item>
        <text:list-item>
          <text:p text:style-name="P25"><text:soft-page-break/>DUPLICATE_NODE_ID - Response to a JOIN-message if the joining node tries to join with an already existing hash value</text:p>
        </text:list-item>
        <text:list-item>
          <text:p text:style-name="P25">FIND_PREDECESSOR_RESPONSE - Response from a responsible node to a FIND_PREDECESSOR-message to find the predecessor of a certain hash-value</text:p>
        </text:list-item>
        <text:list-item>
          <text:p text:style-name="P25">CHECK_PREDECESSOR - Request the predecessor of the destined node; See chapter XX for detailed repairing mechanisms</text:p>
        </text:list-item>
        <text:list-item>
          <text:p text:style-name="P25">CHECK_PREDECESSOR_RESPONSE - Response to a CHECK_PREDECESSOR-message, containing the predecessor of the answering node</text:p>
        </text:list-item>
        <text:list-item>
          <text:p text:style-name="P25">CHECK_SUCCESSOR - Request the successor of the destined node; See chapter XX for detailed repairing mechanisms</text:p>
        </text:list-item>
        <text:list-item>
          <text:p text:style-name="P25">CHECK_SUCCESSOR_RESPONSE - Response to a CHECK_SUCCESSOR-message, containing the successor of the answering node</text:p>
        </text:list-item>
      </text:list>
      <text:p text:style-name="P27">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166894642" text:style-name="L23">
        <text:list-item>
          <text:p text:style-name="P26">REGISTER - Query to register a key-value (usually a sensor / actor) pair in the DHT</text:p>
        </text:list-item>
        <text:list-item>
          <text:p text:style-name="P26">RESOLVE - Query to resolve a value associated to a key stored in the DHT</text:p>
        </text:list-item>
        <text:list-item>
          <text:p text:style-name="P26">JOIN - Query of a new node to enter the DHT</text:p>
        </text:list-item>
        <text:list-item>
          <text:p text:style-name="P26">FIND_PREDECESSOR - Find the predecessor of a key specified inside the message</text:p>
        </text:list-item>
      </text:list>
      <text:p text:style-name="P27"><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287892930" text:style-name="L24">
        <text:list-item>
          <text:p text:style-name="P28">BROADCAST - Container itself; Only contains the start-key, end-key and the encapsulated message</text:p>
        </text:list-item>
        <text:list-item>
          <text:p text:style-name="P28">KEEPALIVE - Message that is regularly send to check the network connection and to advertise nodes for finger table upgrading. See chapter XX for a detailed description if keepalive messages</text:p>
        </text:list-item>
        <text:list-item>
          <text:p text:style-name="P28">NOTIFY_JOIN - Send by a node after the join process to inform all other nodes of its arrival</text:p>
        </text:list-item>
        <text:list-item>
          <text:p text:style-name="P28">NOTIFY_LEAVE - Send by a node before the shutdown process to inform all other nodes of its planned leaving</text:p>
        </text:list-item>
        <text:list-item>
          <text:p text:style-name="P28">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soft-page-break/>Statistic</text:h>
      <text:p text:style-name="Text_20_body">With the command “statistic filepath”, it is possible to write a statistic to a specified file. The statistic is triggered once per second and writes the following points to a matrix in the specified file:</text:p>
      <text:list xml:id="list315081834" text:style-name="L25">
        <text:list-item>
          <text:p text:style-name="P47">Timestamp: A timestamp when the data in this line has been collected</text:p>
        </text:list-item>
        <text:list-item>
          <text:p text:style-name="P47">Sec: Absolut seconds since the statistic has started to collect data</text:p>
        </text:list-item>
        <text:list-item>
          <text:p text:style-name="P47">Hth: The health of the DHT. See chapter XX how the health is calculated</text:p>
        </text:list-item>
        <text:list-item>
          <text:p text:style-name="P47">Con: Currently connected nodes in the network</text:p>
        </text:list-item>
        <text:list-item>
          <text:p text:style-name="P47">Fin: Fingerchanges that happened</text:p>
        </text:list-item>
        <text:list-item>
          <text:p text:style-name="P47">Data: Data that has been submitted over the network</text:p>
        </text:list-item>
        <text:list-item>
          <text:p text:style-name="P47">Pkt: Number of messages that have been submitted over the network</text:p>
        </text:list-item>
        <text:list-item>
          <text:p text:style-name="P47">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44">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m about how the simulation environment is structured.</text:p>
      <text:p text:style-name="Text_20_body"><text:soft-page-break/></text:p>
      <text:p text:style-name="P44">TODO insert picture here</text:p>
      <text:h text:style-name="Heading_20_2" text:outline-level="2">Develop a reliable packet-based communication protocol</text:h>
      <text:p text:style-name="Text_20_body">Figure XX shows a FSM describing the behaviour of the RUDP implementation.</text:p>
      <text:p text:style-name="P44">TODO insert FSM</text:p>
      <text:h text:style-name="Heading_20_3" text:outline-level="3">Packet structure</text:h>
      <text:p text:style-name="Text_20_body">Each RUDP packet consists of several fields as shown in figure XX.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1">Name</text:p>
          </table:table-cell>
          <table:table-cell table:style-name="Table5.A1" office:value-type="string">
            <text:p text:style-name="P71">Offset (Bytes)</text:p>
          </table:table-cell>
          <table:table-cell table:style-name="Table5.A1" office:value-type="string">
            <text:p text:style-name="P71">Length (Bytes)</text:p>
          </table:table-cell>
          <table:table-cell table:style-name="Table5.D1" office:value-type="string">
            <text:p text:style-name="P71">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2">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72">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2">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72">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5">Italic</text:span> fields are optional)</text:p>
      <text:list xml:id="list1584097498" text:style-name="L27">
        <text:list-item>
          <text:p text:style-name="P48">Flags (8 bits) - bit field containing flags</text:p>
        </text:list-item>
      </text:list>
      <text:list xml:id="list1764856610" text:style-name="L28">
        <text:list-item>
          <text:p text:style-name="P60">First (bit 0) - first packet containing application layer data</text:p>
        </text:list-item>
        <text:list-item>
          <text:p text:style-name="P60">Reset (bit 1) - request to reset receiver state</text:p>
        </text:list-item>
        <text:list-item>
          <text:p text:style-name="P60">ACK - (bit 2) - packet contains acknowledge information</text:p>
        </text:list-item>
        <text:list-item>
          <text:p text:style-name="P60">Data (bit 3) - packet contains application layer data</text:p>
        </text:list-item>
        <text:list-item>
          <text:p text:style-name="P60"><text:soft-page-break/>Resend (bit 4) - packet was resend</text:p>
        </text:list-item>
        <text:list-item>
          <text:p text:style-name="P60">Fragment (bit 5) - packet is fragmented</text:p>
        </text:list-item>
        <text:list-item>
          <text:p text:style-name="P60">Persist (bit 6) - request an acknowledge packet</text:p>
        </text:list-item>
        <text:list-item>
          <text:p text:style-name="P49">Packet sequence - continuous number that identifies each packet</text:p>
        </text:list-item>
        <text:list-item>
          <text:p text:style-name="P49">Window size - specifies the window size of the sender’s receiving window</text:p>
        </text:list-item>
        <text:list-item>
          <text:p text:style-name="P49">Fragment number - specifies the fragment number of a fragmented packet from 0 to fragment count – 1</text:p>
        </text:list-item>
      </text:list>
      <text:p text:style-name="P50">The following fields are only present if the ACK flag is set:</text:p>
      <text:list xml:id="list1314798346" text:style-name="L30">
        <text:list-item>
          <text:p text:style-name="P19">Acknowledge sequence - specifies the start sequence of the acknowledged window</text:p>
        </text:list-item>
        <text:list-item>
          <text:p text:style-name="P19">Acknowledge field count - specifies the amount of acknowledge regions</text:p>
        </text:list-item>
        <text:list-item>
          <text:p text:style-name="P19">Acknowledge field - contains the acknowledged regions; for a detailed description see chapter XX</text:p>
        </text:list-item>
      </text:list>
      <text:p text:style-name="P50">The following field is only present if the Data flag is set:</text:p>
      <text:list xml:id="list351714686" text:style-name="L31">
        <text:list-item>
          <text:p text:style-name="P51"><text:span text:style-name="T29">Data - contains application layer data</text:span></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44">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175457074" text:style-name="L32">
        <text:list-item>
          <text:p text:style-name="P52">If the receiver buffer is less full than 2/3rd: 100 ms after a packet has been received. The 100 ms wait time is used to collect more packets and reduce the number of ACK packets</text:p>
        </text:list-item>
        <text:list-item>
          <text:p text:style-name="P52">If the receiver buffer is filled equal or more than 2/3rd: immediately after a packet has been received</text:p>
        </text:list-item>
        <text:list-item>
          <text:p text:style-name="P52">If the receiver buffer was completely full and gained new space</text:p>
        </text:list-item>
        <text:list-item>
          <text:p text:style-name="P52"><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26"><draw:text-box fo:min-height="14.224cm"><text:p text:style-name="Figure"><draw:frame draw:style-name="fr4" draw:name="graphics10" text:anchor-type="paragraph" svg:x="0.004cm" svg:y="0.002cm" svg:width="13.548cm" style:rel-width="100%" svg:height="14.224cm" style:rel-height="scale" draw:z-index="27"><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5">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XX for an example of receiver window action.</text:p>
      <text:p text:style-name="P44">TODO insert window shift figure</text:p>
      <text:p text:style-name="P29">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text:soft-page-break/>reproducea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XX and XX for details of the message fields for unicast and broadcast messages respectively.</text:p>
      <text:p text:style-name="Standard"><draw:frame draw:style-name="fr1" draw:name="Frame10" text:anchor-type="as-char" svg:width="13.575cm" draw:z-index="28"><draw:text-box fo:min-height="1.813cm"><text:p text:style-name="Figure"><draw:frame draw:style-name="fr4" draw:name="graphics11" text:anchor-type="paragraph" svg:x="0.004cm" svg:y="0.002cm" svg:width="13.575cm" style:rel-width="100%" svg:height="1.813cm" style:rel-height="scale" draw:z-index="29"><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9</text:sequence>: Unicast packet structure</text:p></draw:text-box></draw:frame><text:bookmark text:name="internal-source-marker_0.3014591680413828413"/></text:p>
      <text:p text:style-name="Standard"><text:soft-page-break/><draw:frame draw:style-name="fr1" draw:name="Frame11" text:anchor-type="as-char" svg:width="13.575cm" draw:z-index="30"><draw:text-box fo:min-height="3.154cm"><text:p text:style-name="Figure"><draw:frame draw:style-name="fr4" draw:name="graphics12" text:anchor-type="paragraph" svg:x="0.004cm" svg:y="0.002cm" svg:width="13.575cm" style:rel-width="100%" svg:height="3.154cm" style:rel-height="scale" draw:z-index="31"><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0</text:sequence>: Broadcast packet structure</text:p></draw:text-box></draw:frame><text:bookmark text:name="internal-source-marker_0.3014591680413828414"/></text:p>
      <text:p text:style-name="Text_20_body"/>
      <text:h text:style-name="Heading_20_1" text:outline-level="1">Results</text:h>
      <text:p text:style-name="P31">This chapter describes the results of the project.</text:p>
      <text:p text:style-name="P31">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XX. The functions of the command line are as follows:</text:p>
      <text:list xml:id="list1362638727" text:style-name="L33">
        <text:list-item>
          <text:p text:style-name="P53">Add, remove and kill nodes</text:p>
        </text:list-item>
        <text:list-item>
          <text:p text:style-name="P53">Watch events like transmitted messages, node changes and finger changes</text:p>
        </text:list-item>
        <text:list-item>
          <text:p text:style-name="P53">Print node information like fingers, id and network address</text:p>
        </text:list-item>
        <text:list-item>
          <text:p text:style-name="P53">Print the health of the DHT</text:p>
        </text:list-item>
        <text:list-item>
          <text:p text:style-name="P53"><text:soft-page-break/>Control other simulation functions like the GUI and the statistics function</text:p>
        </text:list-item>
      </text:list>
      <text:p text:style-name="Standard"><draw:frame draw:style-name="fr1" draw:name="Frame12" text:anchor-type="as-char" svg:width="13.526cm" draw:z-index="32"><draw:text-box fo:min-height="11.707cm"><text:p text:style-name="Figure"><draw:frame draw:style-name="fr4" draw:name="graphics13" text:anchor-type="paragraph" svg:x="0.004cm" svg:y="0.002cm" svg:width="13.526cm" style:rel-width="100%" svg:height="11.707cm" style:rel-height="scale" draw:z-index="33"><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1</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432605442" text:style-name="L34">
        <text:list-item>
          <text:p text:style-name="P54">New finger added</text:p>
        </text:list-item>
        <text:list-item>
          <text:p text:style-name="P54">Finger removed</text:p>
        </text:list-item>
        <text:list-item>
          <text:p text:style-name="P54">Better finger added (that replaces a worse finger)</text:p>
        </text:list-item>
        <text:list-item>
          <text:p text:style-name="P54"><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86245322" text:style-name="L35">
        <text:list-item>
          <text:p text:style-name="P55">Transmitted messages</text:p>
        </text:list-item>
        <text:list-item>
          <text:p text:style-name="P55">Node add, remove and kill events</text:p>
        </text:list-item>
        <text:list-item>
          <text:p text:style-name="P55">Finger change events</text:p>
        </text:list-item>
        <text:list-item>
          <text:p text:style-name="P55">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9]</text:bookmark-ref> using the data files that have been written from the statistic class.</text:p>
      <text:p text:style-name="Standard"><text:soft-page-break/><draw:frame draw:style-name="fr1" draw:name="Frame13" text:anchor-type="as-char" svg:width="13.522cm" draw:z-index="34"><draw:text-box fo:min-height="8.114cm"><text:p text:style-name="Figure"><draw:frame draw:style-name="fr4" draw:name="graphics14" text:anchor-type="paragraph" svg:x="0.004cm" svg:y="0.002cm" svg:width="13.522cm" style:rel-width="100%" svg:height="8.114cm" style:rel-height="scale" draw:z-index="35"><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2</text:sequence>: Health in different development statuses</text:p></draw:text-box></draw:frame><text:bookmark text:name="internal-source-marker_0.3014591680413828416"/></text:p>
      <text:p text:style-name="Text_20_body">Figure XX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Text_20_body">TODO here will follow more graphs</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191535848" text:style-name="L36">
        <text:list-item>
          <text:p text:style-name="P56">packet loss in percent</text:p>
        </text:list-item>
        <text:list-item>
          <text:p text:style-name="P56">packet reordering in percent</text:p>
        </text:list-item>
        <text:list-item>
          <text:p text:style-name="P56">packet delay in ms</text:p>
        </text:list-item>
      </text:list>
      <text:p text:style-name="Text_20_body">and the measured result will consist of</text:p>
      <text:list xml:id="list2069830352" text:style-name="L37">
        <text:list-item>
          <text:p text:style-name="P57">Fail: yes / no</text:p>
        </text:list-item>
        <text:list-item>
          <text:p text:style-name="P57">Speed in mb/s</text:p>
        </text:list-item>
      </text:list>
      <text:h text:style-name="Heading_20_1" text:outline-level="1">Conclusion</text:h>
      <text:p text:style-name="P31">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8">References</text:p>
      <text:p text:style-name="Text_20_body">below is an example of an automatically numbered list of references according to the numbered list and cross references method, as described in chapters 2.4:</text:p>
      <text:list xml:id="list587580857" text:style-name="L2">
        <text:list-item>
          <text:p text:style-name="P73"><text:bookmark text:name="__RefNumPara__1878_1373209633"/>Wikipedia, “Peer-to-peer”,<text:line-break/><text:span text:style-name="T19">http://en.wikipedia.org/wiki/Peer-to-peer</text:span><text:line-break/>TODO Retreived .<text:bookmark-end text:name="__RefNumPara__1878_1373209633"/></text:p>
        </text:list-item>
        <text:list-item>
          <text:p text:style-name="P73"><text:bookmark text:name="__RefNumPara__795_1861087273"/>Wikipedia, “Hash table”,<text:line-break/>http://en.wikipedia.org/wiki/Hash_table<text:line-break/>TODO Retreived .<text:bookmark-end text:name="__RefNumPara__795_1861087273"/></text:p>
        </text:list-item>
        <text:list-item>
          <text:p text:style-name="P73"><text:bookmark text:name="__RefNumPara__797_1861087273"/>Wikipedia, “Hash function”,<text:line-break/>http://en.wikipedia.org/wiki/Hash_function<text:line-break/>TODO Retreived .<text:bookmark-end text:name="__RefNumPara__797_1861087273"/></text:p>
        </text:list-item>
        <text:list-item>
          <text:p text:style-name="P73"><text:bookmark text:name="__RefNumPara__800_1861087273"/>Wikipedia, “Distributed hash table”,<text:line-break/>http://en.wikipedia.org/wiki/Distributed_hash_table<text:line-break/>TODO Retreived .<text:bookmark-end text:name="__RefNumPara__800_1861087273"/></text:p>
        </text:list-item>
        <text:list-item>
          <text:p text:style-name="P73"><text:bookmark text:name="__RefNumPara__962_1861087273"/>Wikipedia, “Chord”,<text:line-break/><text:span text:style-name="T19">http://en.wikipedia.org/wiki/Chord_%28peer-to-peer%29<text:line-break/>TODO Retreived .</text:span><text:bookmark-end text:name="__RefNumPara__962_1861087273"/></text:p>
        </text:list-item>
        <text:list-item>
          <text:p text:style-name="P73"><text:bookmark text:name="__RefNumPara__976_1861087273"/><text:span text:style-name="T19">Efficient Broadcast in Structured P2P Networks,<text:line-break/>www.sics.se/~seif/Publications/paper3.pdf<text:line-break/>TODO Retreived .</text:span><text:bookmark-end text:name="__RefNumPara__976_1861087273"/></text:p>
        </text:list-item>
        <text:list-item>
          <text:p text:style-name="P73"><text:span text:style-name="T19">Eclipse,<text:line-break/>http://www.eclipse.org/</text:span></text:p>
        </text:list-item>
        <text:list-item>
          <text:p text:style-name="P73"><text:bookmark text:name="__RefNumPara__1239_1861087273"/><text:span text:style-name="T19">Git repository with source code,<text:line-break/>https://github.com/miun/mediasense</text:span><text:bookmark-end text:name="__RefNumPara__1239_1861087273"/></text:p>
        </text:list-item>
        <text:list-item>
          <text:p text:style-name="P73"><text:bookmark text:name="__RefNumPara__2249_1861087273"/><text:span text:style-name="T19">Gnuplot,<text:line-break/>http://www.gnuplot.info</text:span><text:bookmark-end text:name="__RefNumPara__2249_1861087273"/></text:p>
        </text:list-item>
        <text:list-item>
          <text:p text:style-name="P73"><text:bookmark text:name="__RefNumPara__1880_1373209633"/><text:soft-page-break/>M. Eriksson, ”Dynamic Single Frequency Networks”, <text:span text:style-name="T5">IEEE Jour-nal on Selected Areas in Communications (J-SAC)</text:span>, vol. 19, nr. 10, 2001, pp. 1905-1914. (Example of reference to article in scientific journal)<text:bookmark-end text:name="__RefNumPara__1880_1373209633"/></text:p>
        </text:list-item>
        <text:list-item>
          <text:p text:style-name="P73"><text:bookmark text:name="__RefNumPara__1429_1373209633"/>S. Strömquist, <text:span text:style-name="T6">Skrivboken</text:span>. 4 uppl. Malmö: Gleerups., 2000 (Example on reference to book)<text:bookmark-end text:name="__RefNumPara__1429_1373209633"/></text:p>
        </text:list-item>
        <text:list-item>
          <text:p text:style-name="P73"><text:bookmark text:name="__RefNumPara__1427_1373209633"/>L. Forsslund, ”Rapportering av forskningsresultat - ett rationaliserings-<text:line-break/>objekt”. <text:span text:style-name="T5">Industriell teknik</text:span>, 22, 1969, s. 361-363. (Example of reference to a magazine article)<text:bookmark-end text:name="__RefNumPara__1427_1373209633"/></text:p>
        </text:list-item>
        <text:list-item>
          <text:p text:style-name="P73">N. Bie, “Minspel på Internet”. <text:span text:style-name="T5">Dagens Nyheter</text:span> 7 juli, 1997, page 5. (Example of reference to an article in a newspaper)</text:p>
        </text:list-item>
        <text:list-item>
          <text:p text:style-name="P73">K. Berg, ”Inledning till kunskap”, Fiktiva högskolan, rapport nr XYZ-102, 2003, 120 sidor. (Example of reference to other report)</text:p>
        </text:list-item>
        <text:list-item>
          <text:p text:style-name="P73"><text:bookmark text:name="__RefNumPara__1237_1479353151"/>AB Benzlers. <text:span text:style-name="T5">Växelboken. Kuggväxlar, kuggremmar, kilremmar etc</text:span>. Mecman. Hydraulik, SKF. Huvudkatalog. (Example of reference to a catalogue)<text:bookmark-end text:name="__RefNumPara__1237_1479353151"/></text:p>
        </text:list-item>
        <text:list-item>
          <text:p text:style-name="P73">Microsoft Corporation, 1992: <text:span text:style-name="T5">Microsoft Word Användarhandbok. Ordbehandlingsprogram för Macintosh Version 5.0</text:span>. (Example of ref-erence to a manual)</text:p>
        </text:list-item>
        <text:list-item>
          <text:p text:style-name="P73"><text:bookmark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20"><text:bookmark text:name="internal-source-marker_0.3014591680413828417"/><text:span text:style-name="T17">Bold</text:span><text:span text:style-name="T20"> </text:span><text:span text:style-name="T16">- type exactly like that</text:span></text:p>
      <text:p text:style-name="P20"><text:span text:style-name="T21">Italic</text:span><text:span text:style-name="T20"> </text:span><text:span text:style-name="T16">- replace with an appropriate argument</text:span></text:p>
      <text:p text:style-name="P20"><text:span text:style-name="T26">Underlined</text:span><text:span text:style-name="T20"> </text:span><text:span text:style-name="T16">- argument can be repeated</text:span></text:p>
      <text:p text:style-name="P20">[Brackets] - argument is optional</text:p>
      <text:p text:style-name="P22"><text:span text:style-name="T17">node_add_n</text:span><text:span text:style-name="T20"> </text:span><text:span text:style-name="T21">count<text:line-break/></text:span>Add count nodes to the DHT. The network addresses are the next free addresses in continuous order.</text:p>
      <text:p text:style-name="P22"><text:span text:style-name="T17">node_add</text:span><text:span text:style-name="T20"> </text:span><text:span text:style-name="T27">address<text:line-break/></text:span>Add multiple nodes with the specified network address(es). Address could be any string.</text:p>
      <text:p text:style-name="P22"><text:span text:style-name="T17">node_remove</text:span><text:span text:style-name="T20"> </text:span><text:span text:style-name="T21">address<text:line-break/></text:span><text:span text:style-name="T16">Remove multiple nodes specified by their network </text:span><text:span text:style-name="T21">address</text:span><text:span text:style-name="T16">(es). The node(s) is / are shutdown normally.</text:span></text:p>
      <text:p text:style-name="P22"><text:span text:style-name="T17">node_remove_n</text:span><text:span text:style-name="T20"> </text:span><text:span text:style-name="T21">count<text:line-break/></text:span>Remove count nodes. The node(s) is / are selected randomly. The node(s) is / are shutdown normally.</text:p>
      <text:p text:style-name="P22"><text:span text:style-name="T17">node_kill</text:span><text:span text:style-name="T20"> </text:span><text:span text:style-name="T21">address<text:line-break/></text:span><text:span text:style-name="T16">Kill multiple nodes specified by their network </text:span><text:span text:style-name="T21">address</text:span><text:span text:style-name="T16">(es). The node(s) is / are killed without any notice. This is the simulation of a network failure.</text:span></text:p>
      <text:p text:style-name="P22"><text:span text:style-name="T17">node_kill_n</text:span><text:span text:style-name="T20"> </text:span><text:span text:style-name="T21">count<text:line-break/></text:span><text:span text:style-name="T16">Kill </text:span><text:span text:style-name="T21">count</text:span><text:span text:style-name="T20"> </text:span><text:span text:style-name="T16">nodes. The node(s) is / are selected randomly. The node(s) is / are killed without any warning. This is the simulation of a network failure.</text:span></text:p>
      <text:p text:style-name="P23"><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22"><text:span text:style-name="T16">Activate and / or deactivate monitoring of the specified message categories or specified messages. The categories are </text:span><text:span text:style-name="T17">!</text:span><text:span text:style-name="T20"> </text:span><text:span text:style-name="T16">for none, </text:span><text:span text:style-name="T17">all</text:span><text:span text:style-name="T20"> </text:span><text:span text:style-name="T16">for all, </text:span><text:span text:style-name="T17">broadcast</text:span><text:span text:style-name="T20"> </text:span><text:span text:style-name="T16">for activating keepalive, notify_join, notify_leave and node_suspicious, and !</text:span><text:span text:style-name="T17">broadcast</text:span><text:span text:style-name="T20"> </text:span><text:span text:style-name="T16">for deactivating them. [!]</text:span><text:span text:style-name="T17">broadcast</text:span><text:span text:style-name="T20"> </text:span><text:span text:style-name="T16">does not interfere with other message types. Either a category or a list of specified messages can be entered.</text:span></text:p>
      <text:p text:style-name="P22"><text:span text:style-name="T17">register</text:span><text:span text:style-name="T20"> </text:span><text:span text:style-name="T21">address</text:span><text:span text:style-name="T16">, </text:span><text:span text:style-name="T21">sensor<text:line-break/></text:span><text:span text:style-name="T16">Register the sensor </text:span><text:span text:style-name="T21">sensor</text:span><text:span text:style-name="T20"> </text:span><text:span text:style-name="T16">at the node node specified by </text:span><text:span text:style-name="T21">address</text:span><text:span text:style-name="T16">.</text:span></text:p>
      <text:p text:style-name="P22"><text:span text:style-name="T17">resolve</text:span><text:span text:style-name="T20"> </text:span><text:span text:style-name="T21">address</text:span><text:span text:style-name="T16">, </text:span><text:span text:style-name="T21">sensor<text:line-break/></text:span><text:span text:style-name="T16">Try to resolve the </text:span><text:span text:style-name="T21">sensor</text:span><text:span text:style-name="T20"> </text:span><text:span text:style-name="T16">starting at the node specified by </text:span><text:span text:style-name="T21">address</text:span><text:span text:style-name="T16">.</text:span></text:p>
      <text:p text:style-name="P22"><text:span text:style-name="T17">g</text:span><text:span text:style-name="T20"> </text:span><text:span text:style-name="T21">radius<text:line-break/></text:span><text:span text:style-name="T16">Start the GUI. Optionally specify the </text:span><text:span text:style-name="T21">radius</text:span><text:span text:style-name="T20"> </text:span><text:span text:style-name="T16">of the DHT circle in pixel.</text:span></text:p>
      <text:p text:style-name="P22"><text:span text:style-name="T17">node_info</text:span><text:span text:style-name="T20"> </text:span><text:span text:style-name="T16">[</text:span><text:span text:style-name="T21">address</text:span><text:span text:style-name="T16">]<text:line-break/>Print information about all nodes or the node specified by </text:span><text:span text:style-name="T21">address</text:span><text:span text:style-name="T16">. The information contains state of connectivity, state of blocking and if blocked, for which node the block is held, and the hash value of the node(s).</text:span></text:p>
      <text:p text:style-name="P22"><text:span text:style-name="T17">sensor</text:span><text:span text:style-name="T20"> </text:span><text:span text:style-name="T21">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22"><text:span text:style-name="T17">node_watch</text:span><text:span text:style-name="T20"> </text:span><text:span text:style-name="T27">address<text:line-break/></text:span><text:span text:style-name="T16">Opens a small window for every node specified by its network address </text:span><text:span text:style-name="T21">address</text:span><text:span text:style-name="T16">. The list contains the finger finger-table of that node and is automatically updated on changes.</text:span></text:p>
      <text:p text:style-name="P22"><text:span text:style-name="T17">msg_delay</text:span><text:span text:style-name="T20"> </text:span><text:span text:style-name="T16">[[</text:span><text:span text:style-name="T21">delay</text:span><text:span text:style-name="T16">], </text:span><text:span text:style-name="T21">address</text:span><text:span text:style-name="T16">]<text:line-break/>Shows the current global network delay when no parameter is specified. Sets </text:span><text:soft-page-break/><text:span text:style-name="T16">the global network delay when </text:span><text:span text:style-name="T21">delay</text:span><text:span text:style-name="T20"> </text:span><text:span text:style-name="T16">is specified, and sets the node specific network </text:span><text:span text:style-name="T21">delay</text:span><text:span text:style-name="T20"> </text:span><text:span text:style-name="T16">if an </text:span><text:span text:style-name="T21">address</text:span><text:span text:style-name="T20"> </text:span><text:span text:style-name="T16">is specified.</text:span></text:p>
      <text:p text:style-name="P22"><text:span text:style-name="T17">circle</text:span><text:span text:style-name="T20"> </text:span><text:span text:style-name="T21">address<text:line-break/></text:span><text:span text:style-name="T16">Iterate through the DHT circle starting by the node specified by the network address </text:span><text:span text:style-name="T21">address</text:span><text:span text:style-name="T16">. Every traversed node is shown in order including network address and hash value. The traversal stops if the starting specified by </text:span><text:span text:style-name="T21">address</text:span><text:span text:style-name="T20"> </text:span><text:span text:style-name="T16">node is reached again, a side-loop or a hole has been detected. After the traversal orphaned nodes, if any, are listed.</text:span></text:p>
      <text:p text:style-name="P22"><text:span text:style-name="T17">finger</text:span><text:span text:style-name="T20"> </text:span><text:span text:style-name="T21">address<text:line-break/></text:span><text:span text:style-name="T16">List the finger table of the node specified by the network address </text:span><text:span text:style-name="T21">address</text:span><text:span text:style-name="T1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17">SUC</text:span><text:span text:style-name="T20"> </text:span><text:span text:style-name="T16">and </text:span><text:span text:style-name="T17">PRE</text:span><text:span text:style-name="T20"> </text:span><text:span text:style-name="T16">respectively.</text:span></text:p>
      <text:p text:style-name="P22"><text:span text:style-name="T4">ka_watch</text:span><text:line-break/><text:span text:style-name="T16">Switches the monitoring of keepalive events </text:span><text:span text:style-name="T17">on</text:span><text:span text:style-name="T20"> </text:span><text:span text:style-name="T16">or </text:span><text:span text:style-name="T17">off</text:span><text:span text:style-name="T20"> </text:span><text:span text:style-name="T16">depending on the former state.</text:span></text:p>
      <text:p text:style-name="P22"><text:span text:style-name="T17">health</text:span><text:span text:style-name="T20"> </text:span><text:span text:style-name="T16">[</text:span><text:span text:style-name="T17">m</text:span><text:span text:style-name="T16">]<text:line-break/></text:span>This command shows the current health of the DHT. The health is the percentage of correct fingers of all nodes. Fingers that are present but not perfect are treated as not present. The <text:span text:style-name="T17">m </text:span><text:span text:style-name="T16">option includes a list of missing fingers that were needed to reach 100% health.</text:span></text:p>
      <text:p text:style-name="P22"><text:span text:style-name="T17">wait</text:span><text:span text:style-name="T20"> </text:span><text:span text:style-name="T21">delay, [random_delay]<text:line-break/></text:span><text:span text:style-name="T16">Waits the specified </text:span><text:span text:style-name="T21">delay</text:span><text:span text:style-name="T20"> </text:span><text:span text:style-name="T16">in milliseconds. If </text:span><text:span text:style-name="T21">random_delay </text:span><text:span text:style-name="T16">is also specified this command waits between delay and (delay + random_delay) milliseconds selected by a random number generator. This command is only useful inside script files. See the </text:span><text:span text:style-name="T17">exec</text:span><text:span text:style-name="T20"> </text:span><text:span text:style-name="T16">command for further details</text:span></text:p>
      <text:p text:style-name="P22"><text:span text:style-name="T17">exec </text:span><text:span text:style-name="T21">file<text:line-break/></text:span><text:span text:style-name="T16">Execute the script file specified by </text:span><text:span text:style-name="T21">file</text:span><text:span text:style-name="T16">. A script must contain valid command line commands or comments. A comment line starts with a # and is valid for the current line only. There is one command that is only valid inside script files, which is the </text:span><text:span text:style-name="T17">goto</text:span><text:span text:style-name="T20"> </text:span><text:span text:style-name="T16">command. See description of the goto command in the section for more details.</text:span></text:p>
      <text:p text:style-name="P22"><text:soft-page-break/><text:span text:style-name="T17">statistic </text:span><text:span text:style-name="T21">file<text:line-break/></text:span><text:span text:style-name="T16">Start a statistic and write it to the file </text:span><text:span text:style-name="T21">file. </text:span><text:span text:style-name="T16">Only one statistic can be run at a time. If a statistic was already running before, it is closed before the new statistic is started. See chapter XX inside the project report for more detail on statistics.</text:span></text:p>
      <text:p text:style-name="P22"><text:span text:style-name="T17">break </text:span><text:span text:style-name="T21">address<text:line-break/></text:span><text:span text:style-name="T16">This command is for debugging purposes only and works only when the simulation environment is started within a java debugger. It stops the execution of the node specified the network address </text:span><text:span text:style-name="T21">address. </text:span><text:span text:style-name="T16">Outside the debugging mode this command does nothing.</text:span></text:p>
      <text:p text:style-name="P22"><text:span text:style-name="T17">goto</text:span><text:span text:style-name="T20"> </text:span><text:span text:style-name="T21">mark<text:line-break/></text:span><text:span text:style-name="T16">This command is only valid within script files. It jumps the current execution pointer to the line that is marked with </text:span><text:span text:style-name="T21">mark. </text:span><text:span text:style-name="T16">A mark can be specified by a </text:span><text:span text:style-name="T17">colon</text:span><text:span text:style-name="T20"> </text:span><text:span text:style-name="T16">followed by a </text:span><text:span text:style-name="T21">mark</text:span><text:span text:style-name="T16">-name. A mark cannot be combined with other commands on the same line.</text:span></text:p>
      <text:p text:style-name="P22"><text:bookmark text:name="internal-source-marker_0.3014591680413828418"/><text:span text:style-name="T16">This example waits 1000 ms, adds 2 nodes and then jumps to the beginning.</text:span></text:p>
      <text:p text:style-name="P58">:make_nodes<text:line-break/>wait 1000<text:line-break/>node_add_n 2<text:line-break/>goto make_nod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5655*"/>
    </style:style>
    <style:style style:name="Table4.B" style:family="table-column">
      <style:table-column-properties style:column-width="3.625cm" style:rel-column-width="2055*"/>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5760*"/>
    </style:style>
    <style:style style:name="Table3.B" style:family="table-column">
      <style:table-column-properties style:column-width="3.44cm" style:rel-column-width="1950*"/>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1T15:48:01">2012-06-01</text:date></text:p>
            </table:table-cell>
          </table:table-row>
        </table:table>
        <text:p text:style-name="Horizontal_20_Line"/>
      </style:header>
      <style:footer>
        <text:p text:style-name="MP3"/>
        <text:p text:style-name="MP3"><text:page-number text:select-page="current">44</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 / Notation</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1T15:48:01">2012-06-01</text:date></text:p>
            </table:table-cell>
          </table:table-row>
        </table:table>
        <text:p text:style-name="Horizontal_20_Line"/>
      </style:header>
      <style:footer>
        <text:p text:style-name="MP3"><text:page-number text:select-page="current">iv</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2DT14H52M28S</meta:editing-duration>
    <meta:editing-cycles>18</meta:editing-cycles>
    <meta:generator>LibreOffice/3.4$Unix LibreOffice_project/340m1$Build-402</meta:generator>
    <dc:title>Reliable UDP and Circular DHT implementation for the MediaSense Open-Source Platform</dc:title>
    <dc:date>2012-06-01T15:48:01</dc:date>
    <meta:document-statistic meta:table-count="5" meta:image-count="14" meta:object-count="9" meta:page-count="48" meta:paragraph-count="524" meta:word-count="9522" meta:character-count="57960" meta:non-whitespace-character-count="49032"/>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n>2</mn>
          </mrow>
          <mi>⁽</mi>
          <mi>i</mi>
          <mi>⁺</mi>
          <mn>¹</mn>
          <mi>⁾</mi>
          <mi mathvariant="italic">mod</mi>
          <mi>m</mi>
        </mrow>
        <mo stretchy="false">)</mo>
      </mrow>
    </mrow>
    <annotation encoding="StarMath 5.0">(n+2⁽i⁺¹⁾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